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138in"/>
    </style:style>
    <style:style style:name="co3" style:family="table-column">
      <style:table-column-properties fo:break-before="auto" style:column-width="1.5472in"/>
    </style:style>
    <style:style style:name="co4" style:family="table-column">
      <style:table-column-properties fo:break-before="auto" style:column-width="0.5866in"/>
    </style:style>
    <style:style style:name="co5" style:family="table-column">
      <style:table-column-properties fo:break-before="auto" style:column-width="0.6965in"/>
    </style:style>
    <style:style style:name="co7" style:family="table-column">
      <style:table-column-properties fo:break-before="auto" style:column-width="0.748in"/>
    </style:style>
    <style:style style:name="co8" style:family="table-column">
      <style:table-column-properties fo:break-before="auto" style:column-width="0.9902in"/>
    </style:style>
    <style:style style:name="co9" style:family="table-column">
      <style:table-column-properties fo:break-before="auto" style:column-width="2.428in"/>
    </style:style>
    <style:style style:name="ro5" style:family="table-row">
      <style:table-row-properties style:row-height="0.1661in" fo:break-before="auto" style:use-optimal-row-height="true"/>
    </style:style>
    <style:style style:name="ro2" style:family="table-row">
      <style:table-row-properties style:row-height="0.1661in" fo:break-before="auto" style:use-optimal-row-height="false"/>
    </style:style>
    <style:style style:name="ro3" style:family="table-row">
      <style:table-row-properties style:row-height="0.9083in" fo:break-before="auto" style:use-optimal-row-height="false"/>
    </style:style>
    <style:style style:name="ro4" style:family="table-row">
      <style:table-row-properties style:row-height="0.1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style:font-name="Andale Mono" fo:font-size="7pt" style:font-size-asian="7pt" style:font-size-complex="7pt"/>
    </style:style>
    <style:style style:name="ce2" style:family="table-cell" style:parent-style-name="Default">
      <style:table-cell-properties style:rotation-angle="90"/>
      <style:text-properties style:font-name="Andale Mono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font-name="Andale Mono" fo:font-size="7pt" style:font-size-asian="7pt" style:font-size-complex="7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ndale Mono" fo:font-size="7pt" style:font-size-asian="7pt" style:font-size-complex="7pt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end"/>
      <style:text-properties style:font-name="Andale Mono" fo:font-size="7pt" style:font-size-asian="7pt" style:font-size-complex="7pt"/>
    </style:style>
    <style:style style:name="ce6" style:family="table-cell" style:parent-style-name="Default" style:data-style-name="N4">
      <style:table-cell-properties style:text-align-source="fix" style:repeat-content="false" style:rotation-angle="90"/>
      <style:paragraph-properties fo:text-align="end"/>
      <style:text-properties style:font-name="Andale Mono" fo:font-size="7pt" fo:font-weight="bold" style:font-size-asian="7pt" style:font-weight-asian="bold" style:font-size-complex="7pt" style:font-weight-complex="bold"/>
    </style:style>
    <style:style style:name="ce7" style:family="table-cell" style:parent-style-name="Default" style:data-style-name="N4">
      <style:text-properties style:font-name="Andale Mono"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style:font-name="Andale Mono"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 style:rotation-angle="90"/>
      <style:paragraph-properties fo:text-align="end"/>
      <style:text-properties style:font-name="Andale Mono"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able-cell-properties fo:padding-bottom="0.0138in" fo:padding-left="0.0835in" fo:padding-right="0.0138in" fo:padding-top="0.0138in"/>
      <style:text-properties style:font-name="Andale Mono" fo:font-size="7pt" style:font-size-asian="7pt" style:font-size-complex="7pt"/>
    </style:style>
    <style:style style:name="ce11" style:family="table-cell" style:parent-style-name="Default">
      <style:table-cell-properties fo:padding-bottom="0.0138in" fo:padding-left="0.0835in" fo:padding-right="0.0138in" fo:padding-top="0.0138in" style:rotation-angle="90"/>
      <style:text-properties style:font-name="Andale Mono" fo:font-size="7pt" fo:font-weight="bold" style:font-size-asian="7pt" style:font-weight-asian="bold" style:font-size-complex="7pt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7"/>
        <table:table-column table:style-name="co7" table:default-cell-style-name="ce1"/>
        <table:table-column table:style-name="co6" table:default-cell-style-name="ce1"/>
        <table:table-column table:style-name="co8" table:default-cell-style-name="ce7"/>
        <table:table-column table:style-name="co9" table:default-cell-style-name="ce10"/>
        <table:table-column table:style-name="co6" table:number-columns-repeated="1016" table:default-cell-style-name="ce1"/>
        <table:table-row table:style-name="ro2">
          <table:table-cell office:value-type="string">
            <text:p>aleph partlist</text:p>
          </table:table-cell>
          <table:table-cell table:number-columns-repeated="2"/>
          <table:table-cell table:style-name="ce5"/>
          <table:table-cell table:style-name="ce8" table:number-columns-repeated="2"/>
          <table:table-cell table:style-name="ce5"/>
          <table:table-cell table:number-columns-repeated="1017"/>
        </table:table-row>
        <table:table-row table:style-name="ro3">
          <table:table-cell table:style-name="ce2" office:value-type="string">
            <text:p>part number</text:p>
          </table:table-cell>
          <table:table-cell table:style-name="ce2" office:value-type="string">
            <text:p>supplier pn</text:p>
          </table:table-cell>
          <table:table-cell table:style-name="ce2" office:value-type="string">
            <text:p>supplier</text:p>
          </table:table-cell>
          <table:table-cell table:style-name="ce6" office:value-type="string">
            <text:p>ext price</text:p>
          </table:table-cell>
          <table:table-cell table:style-name="ce9" office:value-type="string">
            <text:p>pricing qty</text:p>
          </table:table-cell>
          <table:table-cell table:style-name="ce9" office:value-type="string">
            <text:p>qty required</text:p>
          </table:table-cell>
          <table:table-cell table:style-name="ce6" office:value-type="string">
            <text:p>price per unit</text:p>
          </table:table-cell>
          <table:table-cell table:style-name="ce11" office:value-type="string">
            <text:p>comment</text:p>
          </table:table-cell>
          <table:table-cell table:style-name="ce2"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ADSP-BF533SKSTZ-5V</text:p>
          </table:table-cell>
          <table:table-cell office:value-type="string">
            <text:p>ADSP-BF533SKSTZ-5V-ND</text:p>
          </table:table-cell>
          <table:table-cell office:value-type="string">
            <text:p>dk</text:p>
          </table:table-cell>
          <table:table-cell office:value-type="float" office:value="2154.33">
            <text:p>2,154.3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4]/[.E4]*[.F4]" office:value-type="float" office:value="21.5433">
            <text:p>21.54</text:p>
          </table:table-cell>
          <table:table-cell office:value-type="string">
            <text:p>dsp</text:p>
          </table:table-cell>
          <table:table-cell table:number-columns-repeated="1016"/>
        </table:table-row>
        <table:table-row table:style-name="ro4">
          <table:table-cell office:value-type="string">
            <text:p>AT32UC3A0512-ALUT</text:p>
          </table:table-cell>
          <table:table-cell office:value-type="string">
            <text:p>AT32UC3A0512-ALURCT-ND</text:p>
          </table:table-cell>
          <table:table-cell office:value-type="string">
            <text:p>dk</text:p>
          </table:table-cell>
          <table:table-cell office:value-type="float" office:value="1109.83">
            <text:p>1,109.8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5]/[.E5]*[.F5]" office:value-type="float" office:value="11.0983">
            <text:p>11.10</text:p>
          </table:table-cell>
          <table:table-cell office:value-type="string">
            <text:p>controller</text:p>
          </table:table-cell>
          <table:table-cell table:number-columns-repeated="1016"/>
        </table:table-row>
        <table:table-row table:style-name="ro4">
          <table:table-cell office:value-type="string">
            <text:p>AD1939YSTZ</text:p>
          </table:table-cell>
          <table:table-cell office:value-type="string">
            <text:p>AD1939YSTZ-ND</text:p>
          </table:table-cell>
          <table:table-cell office:value-type="string">
            <text:p>dk</text:p>
          </table:table-cell>
          <table:table-cell office:value-type="float" office:value="1181.16">
            <text:p>1,181.16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6]/[.E6]*[.F6]" office:value-type="float" office:value="11.8116">
            <text:p>11.81</text:p>
          </table:table-cell>
          <table:table-cell office:value-type="string">
            <text:p>audio codec</text:p>
          </table:table-cell>
          <table:table-cell table:number-columns-repeated="1016"/>
        </table:table-row>
        <table:table-row table:style-name="ro4">
          <table:table-cell office:value-type="string">
            <text:p>MT48LC32M16A2TG-75:C TR</text:p>
          </table:table-cell>
          <table:table-cell office:value-type="string">
            <text:p>557-1080-1-ND</text:p>
          </table:table-cell>
          <table:table-cell office:value-type="string">
            <text:p>dk</text:p>
          </table:table-cell>
          <table:table-cell office:value-type="float" office:value="1828.86">
            <text:p>1,828.86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7]/[.E7]*[.F7]" office:value-type="float" office:value="18.2886">
            <text:p>18.29</text:p>
          </table:table-cell>
          <table:table-cell office:value-type="string">
            <text:p>sdram for dsp</text:p>
          </table:table-cell>
          <table:table-cell table:number-columns-repeated="1016"/>
        </table:table-row>
        <table:table-row table:style-name="ro4">
          <table:table-cell office:value-type="string">
            <text:p>CY62167EV30LL-45ZXI</text:p>
          </table:table-cell>
          <table:table-cell office:value-type="string">
            <text:p>CY62167EV30LL-45ZXI-ND</text:p>
          </table:table-cell>
          <table:table-cell office:value-type="string">
            <text:p>dk</text:p>
          </table:table-cell>
          <table:table-cell office:value-type="float" office:value="1350">
            <text:p>1,350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8]/[.E8]*[.F8]" office:value-type="float" office:value="13.5">
            <text:p>13.50</text:p>
          </table:table-cell>
          <table:table-cell office:value-type="string">
            <text:p>sram for controller</text:p>
          </table:table-cell>
          <table:table-cell table:number-columns-repeated="1016"/>
        </table:table-row>
        <table:table-row table:style-name="ro4">
          <table:table-cell office:value-type="string">
            <text:p>AD8606ARZ</text:p>
          </table:table-cell>
          <table:table-cell office:value-type="string">
            <text:p>AD8606ARZ-REEL-ND</text:p>
          </table:table-cell>
          <table:table-cell office:value-type="string">
            <text:p>dk</text:p>
          </table:table-cell>
          <table:table-cell office:value-type="float" office:value="3720">
            <text:p>3,720.00</text:p>
          </table:table-cell>
          <table:table-cell office:value-type="float" office:value="2500">
            <text:p>2500</text:p>
          </table:table-cell>
          <table:table-cell office:value-type="float" office:value="8">
            <text:p>8</text:p>
          </table:table-cell>
          <table:table-cell table:formula="of:=[.D9]/[.E9]*[.F9]" office:value-type="float" office:value="11.904">
            <text:p>11.90</text:p>
          </table:table-cell>
          <table:table-cell office:value-type="string">
            <text:p>audio opamp ! (quantity)</text:p>
          </table:table-cell>
          <table:table-cell table:number-columns-repeated="1016"/>
        </table:table-row>
        <table:table-row table:style-name="ro4">
          <table:table-cell office:value-type="string">
            <text:p>FT232RL-REEL</text:p>
          </table:table-cell>
          <table:table-cell office:value-type="string">
            <text:p>768-1007-1-ND</text:p>
          </table:table-cell>
          <table:table-cell office:value-type="string">
            <text:p>dk</text:p>
          </table:table-cell>
          <table:table-cell office:value-type="float" office:value="365">
            <text:p>365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10]/[.E10]*[.F10]" office:value-type="float" office:value="3.65">
            <text:p>3.65</text:p>
          </table:table-cell>
          <table:table-cell office:value-type="string">
            <text:p>controller serial to usb</text:p>
          </table:table-cell>
          <table:table-cell table:number-columns-repeated="1016"/>
        </table:table-row>
        <table:table-row table:style-name="ro4">
          <table:table-cell office:value-type="string">
            <text:p>TPS2020D</text:p>
          </table:table-cell>
          <table:table-cell office:value-type="string">
            <text:p>296-2560-5-ND</text:p>
          </table:table-cell>
          <table:table-cell office:value-type="string">
            <text:p>dk</text:p>
          </table:table-cell>
          <table:table-cell office:value-type="float" office:value="215.25">
            <text:p>215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11]/[.E11]*[.F11]" office:value-type="float" office:value="2.1525">
            <text:p>2.15</text:p>
          </table:table-cell>
          <table:table-cell office:value-type="string">
            <text:p>controller host usb power switch</text:p>
          </table:table-cell>
          <table:table-cell table:number-columns-repeated="1016"/>
        </table:table-row>
        <table:table-row table:style-name="ro4">
          <table:table-cell office:value-type="string">
            <text:p>AD5628BRUZ-2</text:p>
          </table:table-cell>
          <table:table-cell office:value-type="string">
            <text:p>AD5628BRUZ-2-ND</text:p>
          </table:table-cell>
          <table:table-cell office:value-type="string">
            <text:p>dk</text:p>
          </table:table-cell>
          <table:table-cell office:value-type="float" office:value="1243.89">
            <text:p>1,243.89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12]/[.E12]*[.F12]" office:value-type="float" office:value="12.4389">
            <text:p>12.44</text:p>
          </table:table-cell>
          <table:table-cell office:value-type="string">
            <text:p>dac octal for analog 12 bit</text:p>
          </table:table-cell>
          <table:table-cell table:number-columns-repeated="1016"/>
        </table:table-row>
        <table:table-row table:style-name="ro4">
          <table:table-cell office:value-type="string">
            <text:p>AD5685RARUZ</text:p>
          </table:table-cell>
          <table:table-cell office:value-type="string">
            <text:p>AD5685RARUZ-ND</text:p>
          </table:table-cell>
          <table:table-cell office:value-type="string">
            <text:p>dk</text:p>
          </table:table-cell>
          <table:table-cell office:value-type="float" office:value="902.7">
            <text:p>902.7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13]/[.E13]*[.F13]" office:value-type="float" office:value="9.027">
            <text:p>9.03</text:p>
          </table:table-cell>
          <table:table-cell office:value-type="string">
            <text:p>dac quad for analog 14 bit</text:p>
          </table:table-cell>
          <table:table-cell table:number-columns-repeated="1016"/>
        </table:table-row>
        <table:table-row table:style-name="ro4">
          <table:table-cell office:value-type="string">
            <text:p>AD7923BRUZ-REEL7</text:p>
          </table:table-cell>
          <table:table-cell office:value-type="string">
            <text:p>AD7923BRUZ-REEL7CT-ND</text:p>
          </table:table-cell>
          <table:table-cell office:value-type="string">
            <text:p>dk</text:p>
          </table:table-cell>
          <table:table-cell office:value-type="float" office:value="453.82">
            <text:p>453.8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14]/[.E14]*[.F14]" office:value-type="float" office:value="4.5382">
            <text:p>4.54</text:p>
          </table:table-cell>
          <table:table-cell office:value-type="string">
            <text:p>controller aux ADC</text:p>
          </table:table-cell>
          <table:table-cell table:number-columns-repeated="1016"/>
        </table:table-row>
        <table:table-row table:style-name="ro4">
          <table:table-cell office:value-type="string">
            <text:p>FDS9431A</text:p>
          </table:table-cell>
          <table:table-cell office:value-type="string">
            <text:p>FDS9431ACT-ND</text:p>
          </table:table-cell>
          <table:table-cell office:value-type="string">
            <text:p>dk</text:p>
          </table:table-cell>
          <table:table-cell office:value-type="float" office:value="43.79">
            <text:p>43.79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15]/[.E15]*[.F15]" office:value-type="float" office:value="0.4379">
            <text:p>0.44</text:p>
          </table:table-cell>
          <table:table-cell office:value-type="string">
            <text:p>dsp power mosfet</text:p>
          </table:table-cell>
          <table:table-cell table:number-columns-repeated="1016"/>
        </table:table-row>
        <table:table-row table:style-name="ro4">
          <table:table-cell office:value-type="string">
            <text:p>LM2678SX-5.0/NOPB</text:p>
          </table:table-cell>
          <table:table-cell office:value-type="string">
            <text:p>LM2678SX-5.0/NOPBCT-ND</text:p>
          </table:table-cell>
          <table:table-cell office:value-type="string">
            <text:p>dk</text:p>
          </table:table-cell>
          <table:table-cell office:value-type="float" office:value="267.3">
            <text:p>267.3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16]/[.E16]*[.F16]" office:value-type="float" office:value="2.673">
            <text:p>2.67</text:p>
          </table:table-cell>
          <table:table-cell office:value-type="string">
            <text:p>main power regulator</text:p>
          </table:table-cell>
          <table:table-cell table:number-columns-repeated="1016"/>
        </table:table-row>
        <table:table-row table:style-name="ro4">
          <table:table-cell office:value-type="string">
            <text:p>ADP3339AKCZ-3.3-R7</text:p>
          </table:table-cell>
          <table:table-cell office:value-type="string">
            <text:p>ADP3339AKCZ-3.3-R7CT-ND</text:p>
          </table:table-cell>
          <table:table-cell office:value-type="string">
            <text:p>dk</text:p>
          </table:table-cell>
          <table:table-cell office:value-type="float" office:value="290.55">
            <text:p>290.5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[.D17]/[.E17]*[.F17]" office:value-type="float" office:value="5.811">
            <text:p>5.81</text:p>
          </table:table-cell>
          <table:table-cell office:value-type="string">
            <text:p>3.3v regulator</text:p>
          </table:table-cell>
          <table:table-cell table:number-columns-repeated="1016"/>
        </table:table-row>
        <table:table-row table:style-name="ro4">
          <table:table-cell table:number-columns-repeated="2" office:value-type="string">
            <text:p>MSS1278-153ML_</text:p>
          </table:table-cell>
          <table:table-cell office:value-type="string">
            <text:p>coilcraft</text:p>
          </table:table-cell>
          <table:table-cell office:value-type="float" office:value="270">
            <text:p>270.00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table:formula="of:=[.D18]/[.E18]*[.F18]" office:value-type="float" office:value="1.08">
            <text:p>1.08</text:p>
          </table:table-cell>
          <table:table-cell office:value-type="string">
            <text:p>main power coil</text:p>
          </table:table-cell>
          <table:table-cell table:number-columns-repeated="1016"/>
        </table:table-row>
        <table:table-row table:style-name="ro4">
          <table:table-cell office:value-type="string">
            <text:p>SRR6038-100Y</text:p>
          </table:table-cell>
          <table:table-cell office:value-type="string">
            <text:p>SRR6038-100YCT-ND</text:p>
          </table:table-cell>
          <table:table-cell office:value-type="string">
            <text:p>dk</text:p>
          </table:table-cell>
          <table:table-cell office:value-type="float" office:value="42.75">
            <text:p>42.7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19]/[.E19]*[.F19]" office:value-type="float" office:value="0.4275">
            <text:p>0.43</text:p>
          </table:table-cell>
          <table:table-cell office:value-type="string">
            <text:p>dsp power coil</text:p>
          </table:table-cell>
          <table:table-cell table:number-columns-repeated="1016"/>
        </table:table-row>
        <table:table-row table:style-name="ro4">
          <table:table-cell office:value-type="string">
            <text:p>MBRS360T3G</text:p>
          </table:table-cell>
          <table:table-cell office:value-type="string">
            <text:p>MBRS360T3GOSCT-ND</text:p>
          </table:table-cell>
          <table:table-cell office:value-type="string">
            <text:p>dk</text:p>
          </table:table-cell>
          <table:table-cell office:value-type="float" office:value="211.05">
            <text:p>211.05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table:formula="of:=[.D20]/[.E20]*[.F20]" office:value-type="float" office:value="0.4221">
            <text:p>0.42</text:p>
          </table:table-cell>
          <table:table-cell office:value-type="string">
            <text:p>main power diode</text:p>
          </table:table-cell>
          <table:table-cell table:number-columns-repeated="1016"/>
        </table:table-row>
        <table:table-row table:style-name="ro4">
          <table:table-cell office:value-type="string">
            <text:p>ASFL1-27.000MHZ-L-T</text:p>
          </table:table-cell>
          <table:table-cell office:value-type="string">
            <text:p>535-10820-2-ND</text:p>
          </table:table-cell>
          <table:table-cell office:value-type="string">
            <text:p>dk</text:p>
          </table:table-cell>
          <table:table-cell office:value-type="float" office:value="119.25">
            <text:p>119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21]/[.E21]*[.F21]" office:value-type="float" office:value="1.1925">
            <text:p>1.19</text:p>
          </table:table-cell>
          <table:table-cell office:value-type="string">
            <text:p>dsp osc</text:p>
          </table:table-cell>
          <table:table-cell table:number-columns-repeated="1016"/>
        </table:table-row>
        <table:table-row table:style-name="ro4">
          <table:table-cell office:value-type="string">
            <text:p>ASFL1-12.288MHZ-L-T</text:p>
          </table:table-cell>
          <table:table-cell office:value-type="string">
            <text:p>535-10810-1-ND</text:p>
          </table:table-cell>
          <table:table-cell office:value-type="string">
            <text:p>dk</text:p>
          </table:table-cell>
          <table:table-cell office:value-type="float" office:value="119.25">
            <text:p>119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22]/[.E22]*[.F22]" office:value-type="float" office:value="1.1925">
            <text:p>1.19</text:p>
          </table:table-cell>
          <table:table-cell office:value-type="string">
            <text:p>codec osc</text:p>
          </table:table-cell>
          <table:table-cell table:number-columns-repeated="1016"/>
        </table:table-row>
        <table:table-row table:style-name="ro4">
          <table:table-cell office:value-type="string">
            <text:p>ECS-120-18-5PX-TR</text:p>
          </table:table-cell>
          <table:table-cell office:value-type="string">
            <text:p>XC1289CT-ND</text:p>
          </table:table-cell>
          <table:table-cell office:value-type="string">
            <text:p>dk</text:p>
          </table:table-cell>
          <table:table-cell office:value-type="float" office:value="33.75">
            <text:p>33.7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23]/[.E23]*[.F23]" office:value-type="float" office:value="0.3375">
            <text:p>0.34</text:p>
          </table:table-cell>
          <table:table-cell office:value-type="string">
            <text:p>controller xtal</text:p>
          </table:table-cell>
          <table:table-cell table:number-columns-repeated="1016"/>
        </table:table-row>
        <table:table-row table:style-name="ro4">
          <table:table-cell office:value-type="string">
            <text:p>SJ1-3533NG</text:p>
          </table:table-cell>
          <table:table-cell office:value-type="string">
            <text:p>CP1-3533NG-ND</text:p>
          </table:table-cell>
          <table:table-cell office:value-type="string">
            <text:p>dk</text:p>
          </table:table-cell>
          <table:table-cell office:value-type="float" office:value="287.1">
            <text:p>287.1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D24]/[.E24]*[.F24]" office:value-type="float" office:value="0.5742">
            <text:p>0.57</text:p>
          </table:table-cell>
          <table:table-cell office:value-type="string">
            <text:p>! 3.5mm jack</text:p>
          </table:table-cell>
          <table:table-cell table:number-columns-repeated="1016"/>
        </table:table-row>
        <table:table-row table:style-name="ro4">
          <table:table-cell office:value-type="string">
            <text:p>PJ-102A</text:p>
          </table:table-cell>
          <table:table-cell office:value-type="string">
            <text:p>CP-102A-ND</text:p>
          </table:table-cell>
          <table:table-cell office:value-type="string">
            <text:p>dk</text:p>
          </table:table-cell>
          <table:table-cell office:value-type="float" office:value="174.8">
            <text:p>174.8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D25]/[.E25]*[.F25]" office:value-type="float" office:value="0.3496">
            <text:p>0.35</text:p>
          </table:table-cell>
          <table:table-cell office:value-type="string">
            <text:p>power jack 2.1mm x 5.5mm</text:p>
          </table:table-cell>
          <table:table-cell table:number-columns-repeated="1016"/>
        </table:table-row>
        <table:table-row table:style-name="ro4">
          <table:table-cell office:value-type="string">
            <text:p>NRJ6HM-1</text:p>
          </table:table-cell>
          <table:table-cell office:value-type="string">
            <text:p>568-NRJ6HM1</text:p>
          </table:table-cell>
          <table:table-cell office:value-type="string">
            <text:p>ms</text:p>
          </table:table-cell>
          <table:table-cell office:value-type="float" office:value="973">
            <text:p>973.00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table:formula="of:=[.D26]/[.E26]*[.F26]" office:value-type="float" office:value="4.865">
            <text:p>4.87</text:p>
          </table:table-cell>
          <table:table-cell office:value-type="string">
            <text:p>1/4” audio jack</text:p>
          </table:table-cell>
          <table:table-cell table:number-columns-repeated="1016"/>
        </table:table-row>
        <table:table-row table:style-name="ro4">
          <table:table-cell office:value-type="string">
            <text:p>NRJ-NUT-MN</text:p>
          </table:table-cell>
          <table:table-cell office:value-type="string">
            <text:p>568-NRJ-NUT-MN</text:p>
          </table:table-cell>
          <table:table-cell office:value-type="string">
            <text:p>ms</text:p>
          </table:table-cell>
          <table:table-cell office:value-type="float" office:value="131">
            <text:p>131.00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table:formula="of:=[.D27]/[.E27]*[.F27]" office:value-type="float" office:value="0.655">
            <text:p>0.66</text:p>
          </table:table-cell>
          <table:table-cell office:value-type="string">
            <text:p>1/4” audio jack nut</text:p>
          </table:table-cell>
          <table:table-cell table:number-columns-repeated="1016"/>
        </table:table-row>
        <table:table-row table:style-name="ro4">
          <table:table-cell office:value-type="string">
            <text:p>PHA2UEE</text:p>
          </table:table-cell>
          <table:table-cell office:value-type="string">
            <text:p>401-1192-ND</text:p>
          </table:table-cell>
          <table:table-cell office:value-type="string">
            <text:p>dk</text:p>
          </table:table-cell>
          <table:table-cell office:value-type="float" office:value="87.51">
            <text:p>87.5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28]/[.E28]*[.F28]" office:value-type="float" office:value="0.8751">
            <text:p>0.88</text:p>
          </table:table-cell>
          <table:table-cell office:value-type="string">
            <text:p>power switch</text:p>
          </table:table-cell>
          <table:table-cell table:number-columns-repeated="1016"/>
        </table:table-row>
        <table:table-row table:style-name="ro4">
          <table:table-cell office:value-type="string">
            <text:p>G003A</text:p>
          </table:table-cell>
          <table:table-cell office:value-type="string">
            <text:p>CKN10352-ND</text:p>
          </table:table-cell>
          <table:table-cell office:value-type="string">
            <text:p>dk</text:p>
          </table:table-cell>
          <table:table-cell office:value-type="float" office:value="41.63">
            <text:p>41.6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29]/[.E29]*[.F29]" office:value-type="float" office:value="0.4163">
            <text:p>0.42</text:p>
          </table:table-cell>
          <table:table-cell office:value-type="string">
            <text:p>power switch cap</text:p>
          </table:table-cell>
          <table:table-cell table:number-columns-repeated="1016"/>
        </table:table-row>
        <table:table-row table:style-name="ro4">
          <table:table-cell office:value-type="string">
            <text:p>LM4040D25IDBZR</text:p>
          </table:table-cell>
          <table:table-cell office:value-type="string">
            <text:p>296-17940-1-ND</text:p>
          </table:table-cell>
          <table:table-cell office:value-type="string">
            <text:p>dk</text:p>
          </table:table-cell>
          <table:table-cell office:value-type="float" office:value="24.84">
            <text:p>24.84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30]/[.E30]*[.F30]" office:value-type="float" office:value="0.2484">
            <text:p>0.25</text:p>
          </table:table-cell>
          <table:table-cell office:value-type="string">
            <text:p>controller aux vref</text:p>
          </table:table-cell>
          <table:table-cell table:number-columns-repeated="1016"/>
        </table:table-row>
        <table:table-row table:style-name="ro4">
          <table:table-cell office:value-type="string">
            <text:p>ZHCS1000TA</text:p>
          </table:table-cell>
          <table:table-cell office:value-type="string">
            <text:p>ZHCS1000CT-ND</text:p>
          </table:table-cell>
          <table:table-cell office:value-type="string">
            <text:p>dk</text:p>
          </table:table-cell>
          <table:table-cell office:value-type="float" office:value="38.63">
            <text:p>38.6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31]/[.E31]*[.F31]" office:value-type="float" office:value="0.3863">
            <text:p>0.39</text:p>
          </table:table-cell>
          <table:table-cell office:value-type="string">
            <text:p>dsp power diode</text:p>
          </table:table-cell>
          <table:table-cell table:number-columns-repeated="1016"/>
        </table:table-row>
        <table:table-row table:style-name="ro4">
          <table:table-cell office:value-type="string">
            <text:p>EVQ-PNF04M</text:p>
          </table:table-cell>
          <table:table-cell office:value-type="string">
            <text:p>P13597SCT-ND</text:p>
          </table:table-cell>
          <table:table-cell office:value-type="string">
            <text:p>dk</text:p>
          </table:table-cell>
          <table:table-cell office:value-type="float" office:value="118.5">
            <text:p>118.50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f:=[.D32]/[.E32]*[.F32]" office:value-type="float" office:value="0.948">
            <text:p>0.95</text:p>
          </table:table-cell>
          <table:table-cell office:value-type="string">
            <text:p>reset switch</text:p>
          </table:table-cell>
          <table:table-cell table:number-columns-repeated="1016"/>
        </table:table-row>
        <table:table-row table:style-name="ro4">
          <table:table-cell office:value-type="string">
            <text:p>2041021-3</text:p>
          </table:table-cell>
          <table:table-cell office:value-type="string">
            <text:p>35R2925</text:p>
          </table:table-cell>
          <table:table-cell office:value-type="string">
            <text:p>newark</text:p>
          </table:table-cell>
          <table:table-cell office:value-type="float" office:value="117">
            <text:p>117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33]/[.E33]*[.F33]" office:value-type="float" office:value="1.17">
            <text:p>1.17</text:p>
          </table:table-cell>
          <table:table-cell office:value-type="string">
            <text:p>sdcard slot</text:p>
          </table:table-cell>
          <table:table-cell table:number-columns-repeated="1016"/>
        </table:table-row>
        <table:table-row table:style-name="ro4">
          <table:table-cell office:value-type="string">
            <text:p>PVA1 OA H1</text:p>
          </table:table-cell>
          <table:table-cell office:value-type="string">
            <text:p>401-1133-ND</text:p>
          </table:table-cell>
          <table:table-cell office:value-type="string">
            <text:p>dk</text:p>
          </table:table-cell>
          <table:table-cell office:value-type="float" office:value="442">
            <text:p>442.00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table:formula="of:=[.D34]/[.E34]*[.F34]" office:value-type="float" office:value="4.42">
            <text:p>4.42</text:p>
          </table:table-cell>
          <table:table-cell office:value-type="string">
            <text:p>switch</text:p>
          </table:table-cell>
          <table:table-cell table:number-columns-repeated="1016"/>
        </table:table-row>
        <table:table-row table:style-name="ro4">
          <table:table-cell office:value-type="string">
            <text:p>PV BK</text:p>
          </table:table-cell>
          <table:table-cell office:value-type="string">
            <text:p>401-1148-ND</text:p>
          </table:table-cell>
          <table:table-cell office:value-type="string">
            <text:p>dk</text:p>
          </table:table-cell>
          <table:table-cell office:value-type="float" office:value="142.8">
            <text:p>142.80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table:formula="of:=[.D35]/[.E35]*[.F35]" office:value-type="float" office:value="1.428">
            <text:p>1.43</text:p>
          </table:table-cell>
          <table:table-cell office:value-type="string">
            <text:p>switch cap</text:p>
          </table:table-cell>
          <table:table-cell table:number-columns-repeated="1016"/>
        </table:table-row>
        <table:table-row table:style-name="ro4">
          <table:table-cell office:value-type="string">
            <text:p>EM14A0D-C24-L064N</text:p>
          </table:table-cell>
          <table:table-cell office:value-type="string">
            <text:p>EM14A0D-C24-L064N-ND</text:p>
          </table:table-cell>
          <table:table-cell office:value-type="string">
            <text:p>dk</text:p>
          </table:table-cell>
          <table:table-cell office:value-type="float" office:value="6265">
            <text:p>6,265.0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table:formula="of:=[.D36]/[.E36]*[.F36]" office:value-type="float" office:value="50.12">
            <text:p>50.12</text:p>
          </table:table-cell>
          <table:table-cell office:value-type="string">
            <text:p>encoder</text:p>
          </table:table-cell>
          <table:table-cell table:number-columns-repeated="1016"/>
        </table:table-row>
        <table:table-row table:style-name="ro4">
          <table:table-cell table:number-columns-repeated="2" office:value-type="string">
            <text:p>NHD-2.7-12864UCY3</text:p>
          </table:table-cell>
          <table:table-cell office:value-type="string">
            <text:p>newhaven</text:p>
          </table:table-cell>
          <table:table-cell office:value-type="float" office:value="2400">
            <text:p>2,400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37]/[.E37]*[.F37]" office:value-type="float" office:value="24">
            <text:p>24.00</text:p>
          </table:table-cell>
          <table:table-cell office:value-type="string">
            <text:p>oled screen</text:p>
          </table:table-cell>
          <table:table-cell table:number-columns-repeated="1016"/>
        </table:table-row>
        <table:table-row table:style-name="ro4">
          <table:table-cell table:style-name="ce3" office:value-type="float" office:value="673298000">
            <text:p>673298000</text:p>
          </table:table-cell>
          <table:table-cell office:value-type="string">
            <text:p>WM17136-ND</text:p>
          </table:table-cell>
          <table:table-cell office:value-type="string">
            <text:p>dk</text:p>
          </table:table-cell>
          <table:table-cell office:value-type="float" office:value="103.84">
            <text:p>103.84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38]/[.E38]*[.F38]" office:value-type="float" office:value="1.0384">
            <text:p>1.04</text:p>
          </table:table-cell>
          <table:table-cell office:value-type="string">
            <text:p>!! usb host port</text:p>
          </table:table-cell>
          <table:table-cell table:number-columns-repeated="1016"/>
        </table:table-row>
        <table:table-row table:style-name="ro4">
          <table:table-cell table:style-name="ce4" office:value-type="float" office:value="670688000">
            <text:p>670688000</text:p>
          </table:table-cell>
          <table:table-cell office:value-type="string">
            <text:p>WM17113-ND</text:p>
          </table:table-cell>
          <table:table-cell office:value-type="string">
            <text:p>dk</text:p>
          </table:table-cell>
          <table:table-cell office:value-type="float" office:value="103.44">
            <text:p>103.44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39]/[.E39]*[.F39]" office:value-type="float" office:value="1.0344">
            <text:p>1.03</text:p>
          </table:table-cell>
          <table:table-cell office:value-type="string">
            <text:p>usb device port</text:p>
          </table:table-cell>
          <table:table-cell table:number-columns-repeated="1016"/>
        </table:table-row>
        <table:table-row table:style-name="ro4">
          <table:table-cell office:value-type="string">
            <text:p>headers</text:p>
          </table:table-cell>
          <table:table-cell table:number-columns-repeated="2"/>
          <table:table-cell table:number-columns-repeated="3"/>
          <table:table-cell table:formula="of:=[.D40]/[.E40]*[.F40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office:value-type="string">
            <text:p>EVJ-Y15F03A24</text:p>
          </table:table-cell>
          <table:table-cell office:value-type="string">
            <text:p>P2K5203-ND</text:p>
          </table:table-cell>
          <table:table-cell office:value-type="string">
            <text:p>dk</text:p>
          </table:table-cell>
          <table:table-cell office:value-type="float" office:value="401.7">
            <text:p>401.7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table:formula="of:=[.D41]/[.E41]*[.F41]" office:value-type="float" office:value="3.2136">
            <text:p>3.21</text:p>
          </table:table-cell>
          <table:table-cell office:value-type="string">
            <text:p>audio pot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6"/>
          <table:table-cell table:formula="of:=SUM([.G4:.G39])" office:value-type="float" office:value="226.0551">
            <text:p>226.06</text:p>
          </table:table-cell>
          <table:table-cell table:number-columns-repeated="1017"/>
        </table:table-row>
        <table:table-row table:style-name="ro4" table:number-rows-repeated="10485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2">03/22/2013</text:date>, <text:time>12:5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crabtree</meta:initial-creator>
    <meta:creation-date>2012-12-09T16:07:40</meta:creation-date>
    <dc:date>2013-03-22T12:59:06</dc:date>
    <dc:creator>brian crabtree</dc:creator>
    <meta:editing-duration>P12DT9H1M10S</meta:editing-duration>
    <meta:editing-cycles>29</meta:editing-cycles>
    <meta:generator>OpenOffice.org/3.3$Unix OpenOffice.org_project/330m20$Build-9567</meta:generator>
    <meta:document-statistic meta:table-count="3" meta:cell-count="311" meta:object-count="0"/>
    <meta:user-defined meta:name=""/>
  </office:meta>
</office:document-meta>
</file>